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Text_20_body" style:list-style-name="L1">
      <style:paragraph-properties fo:line-height="200%"/>
    </style:style>
    <style:style style:name="P3" style:family="paragraph" style:parent-style-name="Text_20_body" style:list-style-name="L1">
      <style:paragraph-properties fo:margin-top="0in" fo:margin-bottom="0in" loext:contextual-spacing="false" fo:line-height="200%"/>
    </style:style>
    <style:style style:name="P4" style:family="paragraph" style:parent-style-name="Text_20_body" style:list-style-name="L1">
      <style:paragraph-properties fo:margin-top="0in" fo:margin-bottom="0in" loext:contextual-spacing="false" fo:line-height="200%"/>
      <style:text-properties officeooo:paragraph-rsid="000ac83f"/>
    </style:style>
    <style:style style:name="P5" style:family="paragraph" style:parent-style-name="Text_20_body" style:list-style-name="L1">
      <style:paragraph-properties fo:margin-top="0in" fo:margin-bottom="0in" loext:contextual-spacing="false" fo:line-height="200%"/>
      <style:text-properties officeooo:paragraph-rsid="000c5a7e"/>
    </style:style>
    <style:style style:name="P6" style:family="paragraph" style:parent-style-name="Text_20_body" style:list-style-name="L1">
      <style:paragraph-properties fo:margin-top="0in" fo:margin-bottom="0in" loext:contextual-spacing="false" fo:line-height="200%">
        <style:tab-stops>
          <style:tab-stop style:position="0.9752in"/>
          <style:tab-stop style:position="0.9972in"/>
        </style:tab-stops>
      </style:paragraph-properties>
      <style:text-properties officeooo:paragraph-rsid="000ac83f"/>
    </style:style>
    <style:style style:name="T1" style:family="text">
      <style:text-properties officeooo:rsid="000ac83f"/>
    </style:style>
    <style:style style:name="T2" style:family="text">
      <style:text-properties fo:background-color="#ffbf00" loext:char-shading-value="0"/>
    </style:style>
    <style:style style:name="T3" style:family="text">
      <style:text-properties fo:background-color="#afd095" loext:char-shading-value="0"/>
    </style:style>
    <style:style style:name="T4" style:family="text">
      <style:text-properties fo:background-color="#729fcf" loext:char-shading-value="0"/>
    </style:style>
    <style:style style:name="T5" style:family="text">
      <style:text-properties fo:background-color="#ff6d6d" loext:char-shading-value="0"/>
    </style:style>
    <style:style style:name="T6" style:family="text">
      <style:text-properties fo:background-color="#999999" loext:char-shading-value="0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fo:background-color="#999999" loext:char-shading-value="0" style:font-size-asian="11pt" style:font-size-complex="11pt"/>
    </style:style>
    <style:style style:name="T10" style:family="text">
      <style:text-properties officeooo:rsid="000c5a7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81590554" text:style-name="L1">
        <text:list-item>
          <text:p text:style-name="P4">1. Plasarea vapoarelor pe harta</text:p>
          <text:list>
            <text:list-header>
              <text:p text:style-name="P6">CREATE_MAP() <text:span text:style-name="T4">@Amir_Khashan</text:span></text:p>
              <text:p text:style-name="P3">READ_COORDINATES() <text:span text:style-name="T2">@Iulia_Sofian12</text:span></text:p>
              <text:p text:style-name="P3">MARK_SHIP_ON_MAP(game_map, ship, x_axis, y_axis) <text:span text:style-name="T3">@Diana_Gradinaru</text:span></text:p>
              <text:p text:style-name="P3">DISPLAY_GAME_MAP(game_map) <text:span text:style-name="T5">@Madalina_Jerca</text:span></text:p>
              <text:p text:style-name="P3">PLACE_SHIP_ON_MAP(ships) <text:span text:style-name="T5">@Madalina_Jerca</text:span></text:p>
              <text:p text:style-name="P3"/>
            </text:list-header>
          </text:list>
        </text:list-item>
        <text:list-item>
          <text:p text:style-name="P3">2. Trag in vapoare pana castiga cineva </text:p>
          <text:list>
            <text:list-header>
              <text:p text:style-name="P3"><text:span text:style-name="T8">DISPLAY_CURRENT_PLAYER_TURN</text:span>(<text:span text:style-name="T7">current_player_map, player_one_map</text:span>) <text:span text:style-name="T9">@M_Madalinagrama</text:span></text:p>
              <text:p text:style-name="P3">START() | [x_axis, y_axis] = read_coordinates() <text:span text:style-name="T2">@Iulia_Sofian12</text:span></text:p>
              <text:p text:style-name="P4">SHOOT_AT_COORDINATES(game_map, x_axis, y_axis) <text:span text:style-name="T6">@M_Madalinagrama</text:span></text:p>
              <text:list>
                <text:list-header>
                  <text:p text:style-name="P3">SHIP_HAS_NO_MORE_LIVES(game_map, x, y) <text:span text:style-name="T5">@Madalina_Jerca</text:span></text:p>
                  <text:p text:style-name="P5">MARK_WHOLE_SHIP_AS_DEAD(game_map, x, y) <text:span text:style-name="T6">@M_Madalinagrama</text:span></text:p>
                </text:list-header>
              </text:list>
              <text:p text:style-name="P3">DISPLAY_ENEMY_MAP(game_map) <text:span text:style-name="T3">@Diana_Gradinaru</text:span></text:p>
              <text:p text:style-name="P2">HAS_LOST(map) <text:span text:style-name="T5">@Madalina_Jerca</text:span></text:p>
            </text:list-header>
          </text:list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272in" fo:margin-right="0.78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00:34:46.102671465</meta:creation-date>
    <dc:date>2020-11-03T00:54:21.969404111</dc:date>
    <meta:editing-duration>PT1M18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1" meta:paragraph-count="15" meta:word-count="66" meta:character-count="681" meta:non-whitespace-character-count="643"/>
  </office:meta>
</office:document-meta>
</file>